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7.6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12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3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column table:style-name="co1" table:number-columns-repeated="1018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12" office:value-type="string" calcext:value-type="string">
            <text:p>Category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Desyncs, enemies clearly are non-determinis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fails at different points each attempt, seems to work better when one frame is deleted from start of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Desyncs, fails at different points each attem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It’s guantle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Madness indeed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atman</text:p>
          </table:table-cell>
          <table:table-cell/>
          <table:table-cell office:value-type="string" calcext:value-type="string">
            <text:p>Last verified in 2008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Bootleg, unknown N8 compat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Zelda II: The Adventure of Link</text:p>
          </table:table-cell>
          <table:table-cell/>
          <table:table-cell office:value-type="string" calcext:value-type="string">
            <text:p>Previous verifications may be fals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Zelda II: The Adventure of Link</text:p>
          </table:table-cell>
          <table:table-cell/>
          <table:table-cell office:value-type="string" calcext:value-type="string">
            <text:p>Previous verifications may be fals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ike Tyson’s Punch-Out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se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/>
          <table:table-cell office:value-type="string" calcext:value-type="string">
            <text:p>Multi-game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lso has 2 other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nother playaround category; plus it’s football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NES.A1:NES.E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E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E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E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E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E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" style:family="table-cell" style:parent-style-name="Default">
      <style:table-cell-properties fo:background-color="#8aff95" style:diagonal-bl-tr="none" style:diagonal-tl-br="none"/>
      <style:text-properties style:use-window-font-color="true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3:00:33.465105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3-02T20:40:12.134058362</dc:date>
    <meta:editing-duration>P2DT5H33M5S</meta:editing-duration>
    <meta:editing-cycles>21</meta:editing-cycles>
    <meta:generator>LibreOffice/6.4.6.2$Linux_X86_64 LibreOffice_project/40$Build-2</meta:generator>
    <meta:document-statistic meta:table-count="1" meta:cell-count="99" meta:object-count="0"/>
  </office:meta>
</office:document-meta>
</file>